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229dc"/>
    </style:style>
    <style:style style:name="P2" style:family="paragraph" style:parent-style-name="Text_20_body">
      <style:text-properties officeooo:rsid="0016ca43" officeooo:paragraph-rsid="0018bbb9"/>
    </style:style>
    <style:style style:name="P3" style:family="paragraph" style:parent-style-name="Text_20_body">
      <style:text-properties officeooo:rsid="001cc5bb" officeooo:paragraph-rsid="001c3db5"/>
    </style:style>
    <style:style style:name="P4" style:family="paragraph" style:parent-style-name="Text_20_body">
      <style:text-properties officeooo:rsid="001cc5bb" officeooo:paragraph-rsid="001eb682"/>
    </style:style>
    <style:style style:name="P5" style:family="paragraph" style:parent-style-name="Text_20_body">
      <style:text-properties officeooo:rsid="0020fc8d" officeooo:paragraph-rsid="0020fc8d"/>
    </style:style>
    <style:style style:name="P6" style:family="paragraph" style:parent-style-name="Text_20_body">
      <style:text-properties officeooo:rsid="0021fbf5" officeooo:paragraph-rsid="0021fbf5"/>
    </style:style>
    <style:style style:name="P7" style:family="paragraph" style:parent-style-name="Text_20_body">
      <style:text-properties officeooo:rsid="0021fbf5" officeooo:paragraph-rsid="00247d9d"/>
    </style:style>
    <style:style style:name="P8" style:family="paragraph" style:parent-style-name="Heading">
      <style:text-properties officeooo:rsid="0014cc0b" officeooo:paragraph-rsid="0018bbb9"/>
    </style:style>
    <style:style style:name="P9" style:family="paragraph" style:parent-style-name="Heading">
      <style:text-properties officeooo:rsid="0014cc0b" officeooo:paragraph-rsid="001cc5bb"/>
    </style:style>
    <style:style style:name="P10" style:family="paragraph" style:parent-style-name="Heading">
      <style:text-properties officeooo:rsid="0014cc0b" officeooo:paragraph-rsid="001eb682"/>
    </style:style>
    <style:style style:name="P11" style:family="paragraph" style:parent-style-name="Heading">
      <style:text-properties officeooo:rsid="0014cc0b" officeooo:paragraph-rsid="0020fc8d"/>
    </style:style>
    <style:style style:name="P12" style:family="paragraph" style:parent-style-name="Heading">
      <style:text-properties officeooo:rsid="0014cc0b" officeooo:paragraph-rsid="0021fbf5"/>
    </style:style>
    <style:style style:name="P13" style:family="paragraph" style:parent-style-name="Heading">
      <style:text-properties officeooo:rsid="0014cc0b" officeooo:paragraph-rsid="00247d9d"/>
    </style:style>
    <style:style style:name="P14" style:family="paragraph" style:parent-style-name="Heading">
      <style:text-properties officeooo:paragraph-rsid="0018bbb9"/>
    </style:style>
    <style:style style:name="P1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1eb682" officeooo:paragraph-rsid="001eb682"/>
    </style:style>
    <style:style style:name="P1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01ec"/>
    </style:style>
    <style:style style:name="P1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1fbf5"/>
    </style:style>
    <style:style style:name="P2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47d9d"/>
    </style:style>
    <style:style style:name="P2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16c49"/>
    </style:style>
    <style:style style:name="P2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paragraph-rsid="0018bbb9"/>
    </style:style>
    <style:style style:name="P2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paragraph-rsid="0018bbb9"/>
    </style:style>
    <style:style style:name="P2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1eb682" officeooo:paragraph-rsid="001eb682"/>
    </style:style>
    <style:style style:name="P2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01ec"/>
    </style:style>
    <style:style style:name="P2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1fbf5"/>
    </style:style>
    <style:style style:name="P2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2aabd"/>
    </style:style>
    <style:style style:name="P2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47d9d"/>
    </style:style>
    <style:style style:name="P2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16c49"/>
    </style:style>
    <style:style style:name="P3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2aabd"/>
    </style:style>
    <style:style style:name="P3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47d9d"/>
    </style:style>
    <style:style style:name="P32" style:family="paragraph" style:parent-style-name="Text_20_body" style:list-style-name="L2">
      <style:text-properties officeooo:rsid="0014cc0b" officeooo:paragraph-rsid="0018bbb9"/>
    </style:style>
    <style:style style:name="P33" style:family="paragraph" style:parent-style-name="Text_20_body" style:list-style-name="L2">
      <style:text-properties officeooo:rsid="0014cc0b" officeooo:paragraph-rsid="001cc5bb"/>
    </style:style>
    <style:style style:name="P34" style:family="paragraph" style:parent-style-name="Text_20_body" style:list-style-name="L2">
      <style:text-properties officeooo:rsid="0014cc0b" officeooo:paragraph-rsid="001eb682"/>
    </style:style>
    <style:style style:name="P35" style:family="paragraph" style:parent-style-name="Text_20_body" style:list-style-name="L2">
      <style:text-properties officeooo:rsid="0014cc0b" officeooo:paragraph-rsid="0020fc8d"/>
    </style:style>
    <style:style style:name="P36" style:family="paragraph" style:parent-style-name="Text_20_body" style:list-style-name="L2">
      <style:text-properties officeooo:rsid="0014cc0b" officeooo:paragraph-rsid="0021fbf5"/>
    </style:style>
    <style:style style:name="P37" style:family="paragraph" style:parent-style-name="Text_20_body" style:list-style-name="L2">
      <style:text-properties officeooo:rsid="0014cc0b" officeooo:paragraph-rsid="00247d9d"/>
    </style:style>
    <style:style style:name="P38" style:family="paragraph" style:parent-style-name="Text_20_body" style:list-style-name="L2">
      <style:text-properties officeooo:rsid="0014cc0b" officeooo:paragraph-rsid="002b9fa5"/>
    </style:style>
    <style:style style:name="P39" style:family="paragraph" style:parent-style-name="Text_20_body" style:list-style-name="L2">
      <style:text-properties officeooo:rsid="0014cc0b" officeooo:paragraph-rsid="002d49a6"/>
    </style:style>
    <style:style style:name="P40" style:family="paragraph" style:parent-style-name="Text_20_body" style:list-style-name="L2">
      <style:text-properties officeooo:rsid="0014cc0b" officeooo:paragraph-rsid="002db1c0"/>
    </style:style>
    <style:style style:name="P41" style:family="paragraph" style:parent-style-name="Text_20_body" style:list-style-name="L2">
      <style:text-properties officeooo:rsid="0014cc0b" officeooo:paragraph-rsid="00306095"/>
    </style:style>
    <style:style style:name="P42" style:family="paragraph" style:parent-style-name="Text_20_body" style:list-style-name="L2">
      <style:text-properties officeooo:rsid="0014cc0b" officeooo:paragraph-rsid="003222e0"/>
    </style:style>
    <style:style style:name="P43" style:family="paragraph" style:parent-style-name="Text_20_body" style:list-style-name="L2">
      <style:text-properties officeooo:rsid="0014cc0b" officeooo:paragraph-rsid="0034c58a"/>
    </style:style>
    <style:style style:name="P44" style:family="paragraph" style:parent-style-name="Text_20_body" style:list-style-name="L2">
      <style:text-properties officeooo:rsid="0014cc0b" officeooo:paragraph-rsid="00353d9a"/>
    </style:style>
    <style:style style:name="P45" style:family="paragraph" style:parent-style-name="Text_20_body" style:list-style-name="L2">
      <style:text-properties officeooo:rsid="0014cc0b" officeooo:paragraph-rsid="00368e5d"/>
    </style:style>
    <style:style style:name="P46" style:family="paragraph" style:parent-style-name="Text_20_body" style:list-style-name="L2">
      <style:text-properties officeooo:rsid="0014cc0b" officeooo:paragraph-rsid="0037e79c"/>
    </style:style>
    <style:style style:name="P47" style:family="paragraph" style:parent-style-name="Text_20_body" style:list-style-name="L3">
      <style:text-properties officeooo:rsid="0014cc0b" officeooo:paragraph-rsid="0018bbb9"/>
    </style:style>
    <style:style style:name="P48" style:family="paragraph" style:parent-style-name="Text_20_body" style:list-style-name="L3">
      <style:text-properties officeooo:rsid="0014cc0b" officeooo:paragraph-rsid="001cc5bb"/>
    </style:style>
    <style:style style:name="P49" style:family="paragraph" style:parent-style-name="Text_20_body" style:list-style-name="L4">
      <style:text-properties officeooo:rsid="0014cc0b" officeooo:paragraph-rsid="001eb682"/>
    </style:style>
    <style:style style:name="P50" style:family="paragraph" style:parent-style-name="Text_20_body" style:list-style-name="L5">
      <style:text-properties officeooo:rsid="0014cc0b" officeooo:paragraph-rsid="002101ec"/>
    </style:style>
    <style:style style:name="P51" style:family="paragraph" style:parent-style-name="Text_20_body" style:list-style-name="L5">
      <style:text-properties officeooo:rsid="0014cc0b" officeooo:paragraph-rsid="0020fc8d"/>
    </style:style>
    <style:style style:name="P52" style:family="paragraph" style:parent-style-name="Text_20_body" style:list-style-name="L5">
      <style:text-properties officeooo:rsid="0014cc0b" officeooo:paragraph-rsid="002b9fa5"/>
    </style:style>
    <style:style style:name="P53" style:family="paragraph" style:parent-style-name="Text_20_body" style:list-style-name="L6">
      <style:text-properties officeooo:rsid="0014cc0b" officeooo:paragraph-rsid="0021fbf5"/>
    </style:style>
    <style:style style:name="P54" style:family="paragraph" style:parent-style-name="Text_20_body" style:list-style-name="L8">
      <style:text-properties officeooo:rsid="0014cc0b" officeooo:paragraph-rsid="00247d9d"/>
    </style:style>
    <style:style style:name="P55" style:family="paragraph" style:parent-style-name="Text_20_body" style:list-style-name="">
      <style:text-properties officeooo:rsid="0014cc0b" officeooo:paragraph-rsid="00279ca4"/>
    </style:style>
    <style:style style:name="P56" style:family="paragraph" style:parent-style-name="Text_20_body" style:list-style-name="L10">
      <style:text-properties officeooo:rsid="0014cc0b" officeooo:paragraph-rsid="002b9fa5"/>
    </style:style>
    <style:style style:name="P57" style:family="paragraph" style:parent-style-name="Text_20_body" style:list-style-name="L12">
      <style:text-properties officeooo:rsid="0014cc0b" officeooo:paragraph-rsid="002b9fa5"/>
    </style:style>
    <style:style style:name="P58" style:family="paragraph" style:parent-style-name="Text_20_body" style:list-style-name="L13">
      <style:text-properties officeooo:rsid="0014cc0b" officeooo:paragraph-rsid="002d49a6"/>
    </style:style>
    <style:style style:name="P59" style:family="paragraph" style:parent-style-name="Text_20_body" style:list-style-name="L14">
      <style:text-properties officeooo:rsid="0014cc0b" officeooo:paragraph-rsid="002d49a6"/>
    </style:style>
    <style:style style:name="P60" style:family="paragraph" style:parent-style-name="Text_20_body" style:list-style-name="L15">
      <style:text-properties officeooo:rsid="0014cc0b" officeooo:paragraph-rsid="002db1c0"/>
    </style:style>
    <style:style style:name="P61" style:family="paragraph" style:parent-style-name="Text_20_body" style:list-style-name="L16">
      <style:text-properties officeooo:rsid="0014cc0b" officeooo:paragraph-rsid="002db1c0"/>
    </style:style>
    <style:style style:name="P62" style:family="paragraph" style:parent-style-name="Text_20_body" style:list-style-name="L17">
      <style:text-properties officeooo:rsid="0014cc0b" officeooo:paragraph-rsid="00306095"/>
    </style:style>
    <style:style style:name="P63" style:family="paragraph" style:parent-style-name="Text_20_body" style:list-style-name="L18">
      <style:text-properties officeooo:rsid="0014cc0b" officeooo:paragraph-rsid="00306095"/>
    </style:style>
    <style:style style:name="P64" style:family="paragraph" style:parent-style-name="Text_20_body" style:list-style-name="L19">
      <style:text-properties officeooo:rsid="0014cc0b" officeooo:paragraph-rsid="003222e0"/>
    </style:style>
    <style:style style:name="P65" style:family="paragraph" style:parent-style-name="Text_20_body" style:list-style-name="L20">
      <style:text-properties officeooo:rsid="0014cc0b" officeooo:paragraph-rsid="003222e0"/>
    </style:style>
    <style:style style:name="P66" style:family="paragraph" style:parent-style-name="Text_20_body" style:list-style-name="L22">
      <style:text-properties officeooo:rsid="0014cc0b" officeooo:paragraph-rsid="0034c58a"/>
    </style:style>
    <style:style style:name="P67" style:family="paragraph" style:parent-style-name="Text_20_body" style:list-style-name="L23">
      <style:text-properties officeooo:rsid="0014cc0b" officeooo:paragraph-rsid="00353d9a"/>
    </style:style>
    <style:style style:name="P68" style:family="paragraph" style:parent-style-name="Text_20_body" style:list-style-name="L24">
      <style:text-properties officeooo:rsid="0014cc0b" officeooo:paragraph-rsid="00353d9a"/>
    </style:style>
    <style:style style:name="P69" style:family="paragraph" style:parent-style-name="Text_20_body" style:list-style-name="L25">
      <style:text-properties officeooo:rsid="0014cc0b" officeooo:paragraph-rsid="00353d9a"/>
    </style:style>
    <style:style style:name="P70" style:family="paragraph" style:parent-style-name="Text_20_body" style:list-style-name="L26">
      <style:text-properties officeooo:rsid="0014cc0b" officeooo:paragraph-rsid="00353d9a"/>
    </style:style>
    <style:style style:name="P71" style:family="paragraph" style:parent-style-name="Text_20_body" style:list-style-name="L27">
      <style:text-properties officeooo:rsid="0014cc0b" officeooo:paragraph-rsid="00353d9a"/>
    </style:style>
    <style:style style:name="P72" style:family="paragraph" style:parent-style-name="Text_20_body" style:list-style-name="L28">
      <style:text-properties officeooo:rsid="0014cc0b" officeooo:paragraph-rsid="00368e5d"/>
    </style:style>
    <style:style style:name="P73" style:family="paragraph" style:parent-style-name="Text_20_body" style:list-style-name="L29">
      <style:text-properties officeooo:rsid="0014cc0b" officeooo:paragraph-rsid="00368e5d"/>
    </style:style>
    <style:style style:name="P74" style:family="paragraph" style:parent-style-name="Text_20_body" style:list-style-name="L30">
      <style:text-properties officeooo:rsid="0014cc0b" officeooo:paragraph-rsid="00368e5d"/>
    </style:style>
    <style:style style:name="P75" style:family="paragraph" style:parent-style-name="Text_20_body" style:list-style-name="L31">
      <style:text-properties officeooo:rsid="0014cc0b" officeooo:paragraph-rsid="00368e5d"/>
    </style:style>
    <style:style style:name="P76" style:family="paragraph" style:parent-style-name="Text_20_body" style:list-style-name="L32">
      <style:text-properties officeooo:rsid="0014cc0b" officeooo:paragraph-rsid="0037e79c"/>
    </style:style>
    <style:style style:name="P77" style:family="paragraph" style:parent-style-name="Text_20_body" style:list-style-name="L2">
      <style:text-properties officeooo:rsid="002101ec" officeooo:paragraph-rsid="002101ec"/>
    </style:style>
    <style:style style:name="P78" style:family="paragraph" style:parent-style-name="Text_20_body" style:list-style-name="L2">
      <style:text-properties officeooo:rsid="002101ec" officeooo:paragraph-rsid="0021fbf5"/>
    </style:style>
    <style:style style:name="P79" style:family="paragraph" style:parent-style-name="Text_20_body" style:list-style-name="L2">
      <style:text-properties officeooo:rsid="002101ec" officeooo:paragraph-rsid="00247d9d"/>
    </style:style>
    <style:style style:name="P80" style:family="paragraph" style:parent-style-name="Text_20_body" style:list-style-name="L2">
      <style:text-properties officeooo:rsid="002101ec" officeooo:paragraph-rsid="002b9fa5"/>
    </style:style>
    <style:style style:name="P81" style:family="paragraph" style:parent-style-name="Text_20_body" style:list-style-name="L2">
      <style:text-properties officeooo:rsid="002101ec" officeooo:paragraph-rsid="002d49a6"/>
    </style:style>
    <style:style style:name="P82" style:family="paragraph" style:parent-style-name="Text_20_body" style:list-style-name="L2">
      <style:text-properties officeooo:rsid="002101ec" officeooo:paragraph-rsid="002db1c0"/>
    </style:style>
    <style:style style:name="P83" style:family="paragraph" style:parent-style-name="Text_20_body" style:list-style-name="L2">
      <style:text-properties officeooo:rsid="002101ec" officeooo:paragraph-rsid="00306095"/>
    </style:style>
    <style:style style:name="P84" style:family="paragraph" style:parent-style-name="Text_20_body" style:list-style-name="L2">
      <style:text-properties officeooo:rsid="002101ec" officeooo:paragraph-rsid="003222e0"/>
    </style:style>
    <style:style style:name="P85" style:family="paragraph" style:parent-style-name="Text_20_body" style:list-style-name="L2">
      <style:text-properties officeooo:rsid="002101ec" officeooo:paragraph-rsid="0034c58a"/>
    </style:style>
    <style:style style:name="P86" style:family="paragraph" style:parent-style-name="Text_20_body" style:list-style-name="L2">
      <style:text-properties officeooo:rsid="002101ec" officeooo:paragraph-rsid="00353d9a"/>
    </style:style>
    <style:style style:name="P87" style:family="paragraph" style:parent-style-name="Text_20_body" style:list-style-name="L2">
      <style:text-properties officeooo:rsid="002101ec" officeooo:paragraph-rsid="00368e5d"/>
    </style:style>
    <style:style style:name="P88" style:family="paragraph" style:parent-style-name="Text_20_body" style:list-style-name="L7">
      <style:text-properties officeooo:rsid="00279ca4" officeooo:paragraph-rsid="0021fbf5"/>
    </style:style>
    <style:style style:name="P89" style:family="paragraph" style:parent-style-name="Text_20_body" style:list-style-name="L9">
      <style:text-properties officeooo:rsid="00279ca4" officeooo:paragraph-rsid="00279ca4"/>
    </style:style>
    <style:style style:name="P90" style:family="paragraph" style:parent-style-name="Text_20_body">
      <style:text-properties officeooo:paragraph-rsid="002a7c69"/>
    </style:style>
    <style:style style:name="P91" style:family="paragraph" style:parent-style-name="Text_20_body">
      <style:text-properties officeooo:rsid="0021fbf5" officeooo:paragraph-rsid="002b9fa5"/>
    </style:style>
    <style:style style:name="P92" style:family="paragraph" style:parent-style-name="Text_20_body">
      <style:text-properties officeooo:rsid="0021fbf5" officeooo:paragraph-rsid="00353d9a"/>
    </style:style>
    <style:style style:name="P93" style:family="paragraph" style:parent-style-name="Text_20_body">
      <style:text-properties officeooo:rsid="00216c49" officeooo:paragraph-rsid="002d49a6"/>
    </style:style>
    <style:style style:name="P94" style:family="paragraph" style:parent-style-name="Text_20_body">
      <style:text-properties officeooo:rsid="00216c49" officeooo:paragraph-rsid="002db1c0"/>
    </style:style>
    <style:style style:name="P95" style:family="paragraph" style:parent-style-name="Text_20_body">
      <style:text-properties officeooo:rsid="00216c49" officeooo:paragraph-rsid="00306095"/>
    </style:style>
    <style:style style:name="P96" style:family="paragraph" style:parent-style-name="Text_20_body" style:list-style-name="">
      <style:text-properties officeooo:rsid="00216c49" officeooo:paragraph-rsid="00306095"/>
    </style:style>
    <style:style style:name="P97" style:family="paragraph" style:parent-style-name="Text_20_body">
      <style:text-properties officeooo:paragraph-rsid="002d49a6"/>
    </style:style>
    <style:style style:name="P98" style:family="paragraph" style:parent-style-name="Text_20_body" style:list-style-name="L24">
      <style:text-properties officeooo:rsid="00353d9a" officeooo:paragraph-rsid="00353d9a"/>
    </style:style>
    <style:style style:name="P99" style:family="paragraph" style:parent-style-name="Text_20_body" style:list-style-name="L1">
      <style:paragraph-properties fo:margin-left="1.3cm" fo:margin-right="0cm" fo:margin-top="0cm" fo:margin-bottom="0cm" loext:contextual-spacing="false" fo:line-height="100%" fo:text-indent="-0.64cm" style:auto-text-indent="false">
        <style:tab-stops/>
      </style:paragraph-properties>
      <style:text-properties officeooo:rsid="0014cc0b" officeooo:paragraph-rsid="0018bbb9"/>
    </style:style>
    <style:style style:name="P100" style:family="paragraph" style:parent-style-name="Heading" style:list-style-name="">
      <style:text-properties officeooo:rsid="0014cc0b" officeooo:paragraph-rsid="0021fbf5"/>
    </style:style>
    <style:style style:name="P101" style:family="paragraph" style:parent-style-name="Heading" style:list-style-name="">
      <style:text-properties officeooo:rsid="0014cc0b" officeooo:paragraph-rsid="00279ca4"/>
    </style:style>
    <style:style style:name="P102" style:family="paragraph" style:parent-style-name="Heading">
      <style:text-properties officeooo:rsid="0014cc0b" officeooo:paragraph-rsid="002b9fa5"/>
    </style:style>
    <style:style style:name="P103" style:family="paragraph" style:parent-style-name="Heading">
      <style:text-properties officeooo:rsid="0014cc0b" officeooo:paragraph-rsid="002d49a6"/>
    </style:style>
    <style:style style:name="P104" style:family="paragraph" style:parent-style-name="Heading">
      <style:text-properties officeooo:rsid="0014cc0b" officeooo:paragraph-rsid="002db1c0"/>
    </style:style>
    <style:style style:name="P105" style:family="paragraph" style:parent-style-name="Heading">
      <style:text-properties officeooo:rsid="0014cc0b" officeooo:paragraph-rsid="00306095"/>
    </style:style>
    <style:style style:name="P106" style:family="paragraph" style:parent-style-name="Heading">
      <style:text-properties officeooo:rsid="0014cc0b" officeooo:paragraph-rsid="003222e0"/>
    </style:style>
    <style:style style:name="P107" style:family="paragraph" style:parent-style-name="Heading">
      <style:text-properties officeooo:rsid="0014cc0b" officeooo:paragraph-rsid="0034c58a"/>
    </style:style>
    <style:style style:name="P108" style:family="paragraph" style:parent-style-name="Heading">
      <style:text-properties officeooo:rsid="0014cc0b" officeooo:paragraph-rsid="00353d9a"/>
    </style:style>
    <style:style style:name="P109" style:family="paragraph" style:parent-style-name="Heading">
      <style:text-properties officeooo:rsid="0014cc0b" officeooo:paragraph-rsid="00368e5d"/>
    </style:style>
    <style:style style:name="P110" style:family="paragraph" style:parent-style-name="Heading">
      <style:text-properties officeooo:rsid="0014cc0b" officeooo:paragraph-rsid="0037e79c"/>
    </style:style>
    <style:style style:name="P111" style:family="paragraph" style:parent-style-name="Heading_20_2" style:list-style-name="">
      <style:text-properties officeooo:paragraph-rsid="001229dc"/>
    </style:style>
    <style:style style:name="P112" style:family="paragraph" style:parent-style-name="Heading_20_2" style:list-style-name="">
      <style:text-properties officeooo:rsid="001229dc" officeooo:paragraph-rsid="001229dc"/>
    </style:style>
    <style:style style:name="P113" style:family="paragraph" style:parent-style-name="Heading_20_2" style:list-style-name="">
      <style:text-properties officeooo:rsid="001229dc" officeooo:paragraph-rsid="00353d9a"/>
    </style:style>
    <style:style style:name="P114" style:family="paragraph" style:parent-style-name="Heading_20_2">
      <style:paragraph-properties fo:break-before="page"/>
      <style:text-properties officeooo:rsid="001229dc" officeooo:paragraph-rsid="001229dc"/>
    </style:style>
    <style:style style:name="P115" style:family="paragraph" style:parent-style-name="Heading_20_3">
      <style:text-properties officeooo:paragraph-rsid="0018bbb9"/>
    </style:style>
    <style:style style:name="P116" style:family="paragraph" style:parent-style-name="Heading_20_3" style:list-style-name="">
      <style:text-properties officeooo:rsid="001b8801" officeooo:paragraph-rsid="001c3db5"/>
    </style:style>
    <style:style style:name="P117" style:family="paragraph" style:parent-style-name="Heading_20_3" style:list-style-name="">
      <style:text-properties officeooo:rsid="001b8801" officeooo:paragraph-rsid="001cc5bb"/>
    </style:style>
    <style:style style:name="P118" style:family="paragraph" style:parent-style-name="Heading_20_3" style:list-style-name="">
      <style:text-properties officeooo:rsid="001b8801" officeooo:paragraph-rsid="002101ec"/>
    </style:style>
    <style:style style:name="P119" style:family="paragraph" style:parent-style-name="Heading_20_3" style:list-style-name="">
      <style:text-properties officeooo:rsid="001b8801" officeooo:paragraph-rsid="0020fc8d"/>
    </style:style>
    <style:style style:name="P120" style:family="paragraph" style:parent-style-name="Heading_20_3">
      <style:text-properties officeooo:rsid="001c3db5" officeooo:paragraph-rsid="001c3db5"/>
    </style:style>
    <style:style style:name="P121" style:family="paragraph" style:parent-style-name="Heading_20_3">
      <style:text-properties officeooo:paragraph-rsid="002a7c69"/>
    </style:style>
    <style:style style:name="P122" style:family="paragraph" style:parent-style-name="Heading_20_3">
      <style:paragraph-properties fo:break-before="page"/>
      <style:text-properties officeooo:rsid="001b8801" officeooo:paragraph-rsid="001cc5bb"/>
    </style:style>
    <style:style style:name="P123" style:family="paragraph" style:parent-style-name="Heading_20_3">
      <style:paragraph-properties fo:break-before="page"/>
      <style:text-properties officeooo:rsid="001b8801" officeooo:paragraph-rsid="002a7c69"/>
    </style:style>
    <style:style style:name="P124" style:family="paragraph" style:parent-style-name="Heading_20_3">
      <style:paragraph-properties fo:break-before="page"/>
      <style:text-properties officeooo:rsid="001b8801" officeooo:paragraph-rsid="002d49a6"/>
    </style:style>
    <style:style style:name="P125" style:family="paragraph" style:parent-style-name="Heading_20_3">
      <style:paragraph-properties fo:break-before="page"/>
      <style:text-properties officeooo:rsid="001b8801" officeooo:paragraph-rsid="002db1c0"/>
    </style:style>
    <style:style style:name="P126" style:family="paragraph" style:parent-style-name="Heading_20_3">
      <style:paragraph-properties fo:break-before="page"/>
      <style:text-properties officeooo:rsid="001b8801" officeooo:paragraph-rsid="00306095"/>
    </style:style>
    <style:style style:name="P127" style:family="paragraph" style:parent-style-name="Heading_20_3">
      <style:paragraph-properties fo:break-before="page"/>
      <style:text-properties officeooo:rsid="001c3db5" officeooo:paragraph-rsid="001c3db5"/>
    </style:style>
    <style:style style:name="P128" style:family="paragraph" style:parent-style-name="Heading_20_3">
      <style:paragraph-properties fo:break-before="page"/>
      <style:text-properties officeooo:rsid="001cc5bb" officeooo:paragraph-rsid="001cc5bb"/>
    </style:style>
    <style:style style:name="P129" style:family="paragraph" style:parent-style-name="Heading_20_3">
      <style:paragraph-properties fo:break-before="page"/>
      <style:text-properties officeooo:paragraph-rsid="003222e0"/>
    </style:style>
    <style:style style:name="P130" style:family="paragraph" style:parent-style-name="Heading_20_3">
      <style:paragraph-properties fo:break-before="page"/>
      <style:text-properties officeooo:paragraph-rsid="0034c58a"/>
    </style:style>
    <style:style style:name="P131" style:family="paragraph" style:parent-style-name="Heading_20_3">
      <style:paragraph-properties fo:break-before="page"/>
      <style:text-properties officeooo:paragraph-rsid="00353d9a"/>
    </style:style>
    <style:style style:name="P132" style:family="paragraph" style:parent-style-name="Heading_20_3">
      <style:paragraph-properties fo:break-before="page"/>
      <style:text-properties officeooo:paragraph-rsid="00368e5d"/>
    </style:style>
    <style:style style:name="P133" style:family="paragraph" style:parent-style-name="Heading_20_3">
      <style:paragraph-properties fo:break-before="page"/>
      <style:text-properties officeooo:paragraph-rsid="0037e79c"/>
    </style:style>
    <style:style style:name="P13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2b9fa5"/>
    </style:style>
    <style:style style:name="P13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222e0"/>
    </style:style>
    <style:style style:name="P136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53d9a"/>
    </style:style>
    <style:style style:name="P137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01ec" officeooo:paragraph-rsid="00368e5d"/>
    </style:style>
    <style:style style:name="P13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2b9fa5"/>
    </style:style>
    <style:style style:name="P13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2aabd" officeooo:paragraph-rsid="00353d9a"/>
    </style:style>
    <style:style style:name="P14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b9fa5"/>
    </style:style>
    <style:style style:name="P14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49a6"/>
    </style:style>
    <style:style style:name="P14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2db1c0"/>
    </style:style>
    <style:style style:name="P14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06095"/>
    </style:style>
    <style:style style:name="P144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45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46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47" style:family="paragraph" style:parent-style-name="Preformatted_20_Text" style:list-style-name="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48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222e0"/>
    </style:style>
    <style:style style:name="P149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4c58a"/>
    </style:style>
    <style:style style:name="P150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53d9a"/>
    </style:style>
    <style:style style:name="P151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216c49" officeooo:paragraph-rsid="00368e5d"/>
    </style:style>
    <style:style style:name="P152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47a0c" officeooo:paragraph-rsid="00347a0c"/>
    </style:style>
    <style:style style:name="P153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53d9a"/>
    </style:style>
    <style:style style:name="P154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53d9a" officeooo:paragraph-rsid="0037e79c"/>
    </style:style>
    <style:style style:name="P155" style:family="paragraph" style:parent-style-name="Preformatted_20_Text">
      <loext:graphic-properties draw:fill="none"/>
      <style:paragraph-properties fo:margin-left="1.499cm" fo:margin-right="0cm" fo:margin-top="0cm" fo:margin-bottom="0cm" loext:contextual-spacing="false" fo:text-indent="0cm" style:auto-text-indent="false" fo:background-color="transparent"/>
      <style:text-properties officeooo:rsid="0037e79c" officeooo:paragraph-rsid="0037e79c"/>
    </style:style>
    <style:style style:name="P15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15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15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15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P16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47a0c" officeooo:paragraph-rsid="00347a0c"/>
    </style:style>
    <style:style style:name="P16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53d9a" officeooo:paragraph-rsid="00353d9a"/>
    </style:style>
    <style:style style:name="P16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37e79c" officeooo:paragraph-rsid="0037e79c"/>
    </style:style>
    <style:style style:name="P16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2b9fa5"/>
    </style:style>
    <style:style style:name="P16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b9fa5"/>
    </style:style>
    <style:style style:name="P16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49a6"/>
    </style:style>
    <style:style style:name="P16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16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2db1c0"/>
    </style:style>
    <style:style style:name="P16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169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06095"/>
    </style:style>
    <style:style style:name="P170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222e0"/>
    </style:style>
    <style:style style:name="P171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222e0"/>
    </style:style>
    <style:style style:name="P172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4c58a"/>
    </style:style>
    <style:style style:name="P173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174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53d9a"/>
    </style:style>
    <style:style style:name="P175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53d9a"/>
    </style:style>
    <style:style style:name="P176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53d9a"/>
    </style:style>
    <style:style style:name="P177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01ec" officeooo:paragraph-rsid="00368e5d"/>
    </style:style>
    <style:style style:name="P178" style:family="paragraph" style:parent-style-name="Preformatted_20_Text" style:master-page-name="">
      <loext:graphic-properties draw:fill="none"/>
      <style:paragraph-properties fo:margin-left="1.499cm" fo:margin-right="0cm" fo:margin-top="0cm" fo:margin-bottom="0cm" loext:contextual-spacing="false" fo:text-indent="0cm" style:auto-text-indent="false" style:page-number="auto" fo:background-color="transparent"/>
      <style:text-properties officeooo:rsid="00216c49" officeooo:paragraph-rsid="00368e5d"/>
    </style:style>
    <style:style style:name="T1" style:family="text">
      <style:text-properties officeooo:rsid="0014cc0b"/>
    </style:style>
    <style:style style:name="T2" style:family="text">
      <style:text-properties officeooo:rsid="001cc5bb"/>
    </style:style>
    <style:style style:name="T3" style:family="text">
      <style:text-properties officeooo:rsid="001eb682"/>
    </style:style>
    <style:style style:name="T4" style:family="text">
      <style:text-properties officeooo:rsid="0022aabd"/>
    </style:style>
    <style:style style:name="T5" style:family="text">
      <style:text-properties officeooo:rsid="00247d9d"/>
    </style:style>
    <style:style style:name="T6" style:family="text">
      <style:text-properties officeooo:rsid="002a7c69"/>
    </style:style>
    <style:style style:name="T7" style:family="text">
      <style:text-properties officeooo:rsid="002b9fa5"/>
    </style:style>
    <style:style style:name="T8" style:family="text">
      <style:text-properties officeooo:rsid="00216c49"/>
    </style:style>
    <style:style style:name="T9" style:family="text">
      <style:text-properties officeooo:rsid="002d49a6"/>
    </style:style>
    <style:style style:name="T10" style:family="text">
      <style:text-properties officeooo:rsid="00306095"/>
    </style:style>
    <style:style style:name="T11" style:family="text">
      <style:text-properties officeooo:rsid="003222e0"/>
    </style:style>
    <style:style style:name="T12" style:family="text">
      <style:text-properties officeooo:rsid="0033ec6b"/>
    </style:style>
    <style:style style:name="T13" style:family="text">
      <style:text-properties officeooo:rsid="0034c58a"/>
    </style:style>
    <style:style style:name="T14" style:family="text">
      <style:text-properties officeooo:rsid="00353d9a"/>
    </style:style>
    <style:style style:name="T15" style:family="text">
      <style:text-properties officeooo:rsid="00368e5d"/>
    </style:style>
    <style:style style:name="T16" style:family="text">
      <style:text-properties officeooo:rsid="0037e79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a xlink:type="simple" xlink:href="#__RefHeading___Toc109_236450557" text:style-name="Index_20_Link" text:visited-style-name="Index_20_Link">OAuth [/oauth]<text:tab/>2</text:a></text:p>
          <text:p text:style-name="P16"><text:a xlink:type="simple" xlink:href="#__RefHeading___Toc132_236450557" text:style-name="Index_20_Link" text:visited-style-name="Index_20_Link">Get Token [POST /token]<text:tab/>2</text:a></text:p>
          <text:p text:style-name="P15"><text:a xlink:type="simple" xlink:href="#__RefHeading___Toc113_236450557" text:style-name="Index_20_Link" text:visited-style-name="Index_20_Link">Users [/users]<text:tab/>3</text:a></text:p>
          <text:p text:style-name="P16"><text:a xlink:type="simple" xlink:href="#__RefHeading___Toc134_236450557" text:style-name="Index_20_Link" text:visited-style-name="Index_20_Link">Get User [GET]<text:tab/>3</text:a></text:p>
          <text:p text:style-name="P16"><text:a xlink:type="simple" xlink:href="#__RefHeading___Toc136_236450557" text:style-name="Index_20_Link" text:visited-style-name="Index_20_Link">Get Summary [GET /summary]<text:tab/>4</text:a></text:p>
          <text:p text:style-name="P16"><text:a xlink:type="simple" xlink:href="#__RefHeading___Toc138_236450557" text:style-name="Index_20_Link" text:visited-style-name="Index_20_Link">Signup [POST /signup]<text:tab/>5</text:a></text:p>
          <text:p text:style-name="P16"><text:a xlink:type="simple" xlink:href="#__RefHeading___Toc140_236450557" text:style-name="Index_20_Link" text:visited-style-name="Index_20_Link">Change password [PUT /password]<text:tab/>6</text:a></text:p>
          <text:p text:style-name="P16"><text:a xlink:type="simple" xlink:href="#__RefHeading___Toc161_236450557" text:style-name="Index_20_Link" text:visited-style-name="Index_20_Link">Response 204<text:tab/>6</text:a></text:p>
          <text:p text:style-name="P16"><text:a xlink:type="simple" xlink:href="#__RefHeading___Toc175_236450557" text:style-name="Index_20_Link" text:visited-style-name="Index_20_Link">No Content<text:tab/>6</text:a></text:p>
          <text:p text:style-name="P16"><text:a xlink:type="simple" xlink:href="#__RefHeading___Toc142_236450557" text:style-name="Index_20_Link" text:visited-style-name="Index_20_Link">Admin Delete user [DELETE /admin/{userid}]<text:tab/>7</text:a></text:p>
          <text:p text:style-name="P16"><text:a xlink:type="simple" xlink:href="#__RefHeading___Toc144_236450557" text:style-name="Index_20_Link" text:visited-style-name="Index_20_Link">Admin Change password [PUT /admin/password]<text:tab/>8</text:a></text:p>
          <text:p text:style-name="P16"><text:a xlink:type="simple" xlink:href="#__RefHeading___Toc165_236450557" text:style-name="Index_20_Link" text:visited-style-name="Index_20_Link">Response 204<text:tab/>8</text:a></text:p>
          <text:p text:style-name="P16"><text:a xlink:type="simple" xlink:href="#__RefHeading___Toc177_236450557" text:style-name="Index_20_Link" text:visited-style-name="Index_20_Link">No Content<text:tab/>8</text:a></text:p>
          <text:p text:style-name="P15"><text:a xlink:type="simple" xlink:href="#__RefHeading___Toc115_236450557" text:style-name="Index_20_Link" text:visited-style-name="Index_20_Link">Characters [/characters]<text:tab/>9</text:a></text:p>
          <text:p text:style-name="P15"><text:a xlink:type="simple" xlink:href="#__RefHeading___Toc117_236450557" text:style-name="Index_20_Link" text:visited-style-name="Index_20_Link">Guilds [/guilds]<text:tab/>10</text:a></text:p>
          <text:p text:style-name="P15"><text:a xlink:type="simple" xlink:href="#__RefHeading___Toc119_236450557" text:style-name="Index_20_Link" text:visited-style-name="Index_20_Link">Teams [/teams]<text:tab/>11</text:a></text:p>
        </text:index-body>
      </text:table-of-content>
      <text:h text:style-name="P111" text:outline-level="2"/>
      <text:h text:style-name="P114" text:outline-level="2"><text:bookmark-start text:name="__RefHeading___Toc109_236450557"/>OAuth [/oauth]<text:bookmark-end text:name="__RefHeading___Toc109_236450557"/></text:h>
      <text:h text:style-name="P115" text:outline-level="3"><text:bookmark-start text:name="__RefHeading___Toc132_236450557"/>Get Token [<text:span text:style-name="T1">POST /token]</text:span><text:bookmark-end text:name="__RefHeading___Toc132_236450557"/></text:h>
      <text:p text:style-name="P2">Gets the OAuth token required in order to access the API methods, and identify the user making requests.</text:p>
      <text:p text:style-name="P14">Parameters </text:p>
      <text:list xml:id="list8983886256618129895" text:style-name="L1">
        <text:list-item>
          <text:p text:style-name="P99">username<text:tab/>-<text:tab/>text<text:tab/>-<text:tab/>user's name</text:p>
        </text:list-item>
        <text:list-item>
          <text:p text:style-name="P99">password<text:tab/>-<text:tab/>text<text:tab/>-<text:tab/>user's password</text:p>
        </text:list-item>
        <text:list-item>
          <text:p text:style-name="P99">grant_type <text:tab/>-<text:tab/>text<text:tab/>-<text:tab/>token grant method (password)</text:p>
        </text:list-item>
        <text:list-item>
          <text:p text:style-name="P99">scope<text:tab/><text:tab/>-<text:tab/>text<text:tab/>-<text:tab/>scope of access (read&amp;write)</text:p>
        </text:list-item>
        <text:list-item>
          <text:p text:style-name="P99">client_id<text:tab/>-<text:tab/>text<text:tab/>-<text:tab/>client's id (clientapp)</text:p>
        </text:list-item>
        <text:list-item>
          <text:p text:style-name="P99">client_secret<text:tab/>-<text:tab/>text<text:tab/>-<text:tab/>client's secret (secret)</text:p>
        </text:list-item>
      </text:list>
      <text:p text:style-name="P8">Request</text:p>
      <text:list xml:id="list5521546800493351152" text:style-name="L2">
        <text:list-item>
          <text:p text:style-name="P32">Headers</text:p>
          <text:list>
            <text:list-item>
              <text:p text:style-name="P32">Authorization: <text:span text:style-name="T2">Basic</text:span> SECRETCODEHERE==</text:p>
            </text:list-item>
          </text:list>
        </text:list-item>
      </text:list>
      <text:p text:style-name="P8">Response (application/json) 200</text:p>
      <text:list xml:id="list1674177509688581702" text:style-name="L3">
        <text:list-item>
          <text:p text:style-name="P47">Body</text:p>
        </text:list-item>
      </text:list>
      <text:p text:style-name="P22">{</text:p>
      <text:p text:style-name="P23"><text:s text:c="2"/>"access_token": "<text:span text:style-name="T1">ACCESS_TOKEN_UUID</text:span>",</text:p>
      <text:p text:style-name="P23"><text:s text:c="2"/>"token_type": "bearer",</text:p>
      <text:p text:style-name="P23"><text:s text:c="2"/>"refresh_token": "<text:span text:style-name="T1">REFRSH_TOKEN_UUID</text:span>",</text:p>
      <text:p text:style-name="P23"><text:s text:c="2"/>"expires_in": 43199,</text:p>
      <text:p text:style-name="P23"><text:s text:c="2"/>"scope": "read write"</text:p>
      <text:p text:style-name="P23">}</text:p>
      <text:p text:style-name="P23"/>
      <text:h text:style-name="P112" text:outline-level="2"/>
      <text:h text:style-name="P114" text:outline-level="2"><text:bookmark-start text:name="__RefHeading___Toc113_236450557"/>Users [/users]<text:bookmark-end text:name="__RefHeading___Toc113_236450557"/></text:h>
      <text:h text:style-name="P120" text:outline-level="3"><text:bookmark-start text:name="__RefHeading___Toc134_236450557"/>Get User [GET]<text:bookmark-end text:name="__RefHeading___Toc134_236450557"/></text:h>
      <text:p text:style-name="P3">Get the logged in user</text:p>
      <text:p text:style-name="P9">Request</text:p>
      <text:list xml:id="list212909915110240" text:continue-list="list5521546800493351152" text:style-name="L2">
        <text:list-item>
          <text:p text:style-name="P33">Headers</text:p>
          <text:list>
            <text:list-item>
              <text:p text:style-name="P33">Authorization: <text:span text:style-name="T2">Bearer</text:span> <text:span text:style-name="T2">USER_ACCESS_TOKEN</text:span></text:p>
            </text:list-item>
          </text:list>
        </text:list-item>
      </text:list>
      <text:p text:style-name="P9">Response (application/json) 200</text:p>
      <text:list xml:id="list212910050979031" text:continue-list="list1674177509688581702" text:style-name="L3">
        <text:list-item>
          <text:p text:style-name="P48">Body</text:p>
        </text:list-item>
      </text:list>
      <text:p text:style-name="P17">{</text:p>
      <text:p text:style-name="P24"><text:s text:c="2"/>"id": 1,</text:p>
      <text:p text:style-name="P24"><text:s text:c="2"/>"username": "admin",</text:p>
      <text:p text:style-name="P24"><text:s text:c="2"/>"email": "admin@zanvork.com",</text:p>
      <text:p text:style-name="P24"><text:s text:c="2"/>"roles": [</text:p>
      <text:p text:style-name="P24"><text:s text:c="4"/>"ROLE_ADMIN",</text:p>
      <text:p text:style-name="P24"><text:s text:c="4"/>"ROLE_USER"</text:p>
      <text:p text:style-name="P24"><text:s text:c="2"/>]</text:p>
      <text:p text:style-name="P24">}<text:tab/></text:p>
      <text:h text:style-name="P116" text:outline-level="3"/>
      <text:h text:style-name="P127" text:outline-level="3"><text:bookmark-start text:name="__RefHeading___Toc136_236450557"/>Get Summary [GET /summary]<text:bookmark-end text:name="__RefHeading___Toc136_236450557"/></text:h>
      <text:p text:style-name="P4">Get the <text:span text:style-name="T3">summary for the logged</text:span> in user</text:p>
      <text:p text:style-name="P10">Request</text:p>
      <text:list xml:id="list212911654350944" text:continue-list="list212909915110240" text:style-name="L2">
        <text:list-item>
          <text:p text:style-name="P34">Headers</text:p>
          <text:list>
            <text:list-item>
              <text:p text:style-name="P34">Authorization: <text:span text:style-name="T2">Bearer</text:span> <text:span text:style-name="T2">USER_ACCESS_TOKEN</text:span></text:p>
            </text:list-item>
          </text:list>
        </text:list-item>
      </text:list>
      <text:p text:style-name="P10">Response (application/json) 200</text:p>
      <text:list xml:id="list7951111068822943138" text:style-name="L4">
        <text:list-item>
          <text:p text:style-name="P49">Body</text:p>
        </text:list-item>
      </text:list>
      <text:p text:style-name="P160">{</text:p>
      <text:p text:style-name="P152"><text:s text:c="2"/>"user": {</text:p>
      <text:p text:style-name="P152"><text:s text:c="4"/>"id": 2,</text:p>
      <text:p text:style-name="P152"><text:s text:c="4"/>"username": "test_user",</text:p>
      <text:p text:style-name="P152"><text:s text:c="4"/>"email": "test_user@zanvork.com",</text:p>
      <text:p text:style-name="P152"><text:s text:c="4"/>"roles": [</text:p>
      <text:p text:style-name="P152"><text:s text:c="6"/>"ROLE_USER"</text:p>
      <text:p text:style-name="P152"><text:s text:c="4"/>]</text:p>
      <text:p text:style-name="P152"><text:s text:c="2"/>},</text:p>
      <text:p text:style-name="P152"><text:s text:c="2"/>"characters": [</text:p>
      <text:p text:style-name="P152"><text:s text:c="4"/>{</text:p>
      <text:p text:style-name="P152"><text:s text:c="6"/>"id": 1,</text:p>
      <text:p text:style-name="P152"><text:s text:c="6"/>"name": "Emerkai",</text:p>
      <text:p text:style-name="P152"><text:s text:c="6"/>"realm": "quel'thalas_eu",</text:p>
      <text:p text:style-name="P152"><text:s text:c="6"/>"className": "Priest",</text:p>
      <text:p text:style-name="P152"><text:s text:c="6"/>"mainSpec": "Holy",</text:p>
      <text:p text:style-name="P152"><text:s text:c="6"/>"offspec": "Shadow"</text:p>
      <text:p text:style-name="P152"><text:s text:c="4"/>}</text:p>
      <text:p text:style-name="P152"><text:s text:c="2"/>],</text:p>
      <text:p text:style-name="P152"><text:s text:c="2"/>"guilds": [],</text:p>
      <text:p text:style-name="P152"><text:s text:c="2"/>"teams": [],</text:p>
      <text:p text:style-name="P152"><text:s text:c="2"/>"ownershipRequests": [],</text:p>
      <text:p text:style-name="P152"><text:s text:c="2"/>"teamInvites": []</text:p>
      <text:p text:style-name="P152">}</text:p>
      <text:h text:style-name="P117" text:outline-level="3"/>
      <text:h text:style-name="P122" text:outline-level="3"><text:bookmark-start text:name="__RefHeading___Toc138_236450557"/><text:bookmark-start text:name="__DdeLink__125_236450557"/>Signup [POST /signup]<text:bookmark-end text:name="__RefHeading___Toc138_236450557"/><text:bookmark-end text:name="__DdeLink__125_236450557"/></text:h>
      <text:p text:style-name="P5">Create a user with the posted details</text:p>
      <text:p text:style-name="P11">Request</text:p>
      <text:list xml:id="list212911181529218" text:continue-list="list212911654350944" text:style-name="L2">
        <text:list-item>
          <text:p text:style-name="P35">Headers</text:p>
          <text:list>
            <text:list-item>
              <text:p text:style-name="P35">Authorization: <text:span text:style-name="T2">Basic</text:span> SECRETCODEHERE==</text:p>
            </text:list-item>
            <text:list-item>
              <text:p text:style-name="P77">Content-Type: application/json</text:p>
            </text:list-item>
          </text:list>
        </text:list-item>
      </text:list>
      <text:list xml:id="list4098237391609187593" text:style-name="L5">
        <text:list-item>
          <text:p text:style-name="P50">Body</text:p>
        </text:list-item>
      </text:list>
      <text:p text:style-name="P18">{</text:p>
      <text:p text:style-name="P25"><text:s text:c="4"/>"username": "test_user",</text:p>
      <text:p text:style-name="P25"><text:s text:c="4"/>"email" : "test_user@zanvork.com",</text:p>
      <text:p text:style-name="P25"><text:s text:c="4"/>"password" : "my_password"</text:p>
      <text:p text:style-name="P25">}</text:p>
      <text:h text:style-name="P118" text:outline-level="3"/>
      <text:p text:style-name="P11">Response (application/json) 200</text:p>
      <text:list xml:id="list212911276839575" text:continue-numbering="true" text:style-name="L5">
        <text:list-item>
          <text:p text:style-name="P51">Body</text:p>
        </text:list-item>
      </text:list>
      <text:p text:style-name="P21">{</text:p>
      <text:p text:style-name="P29"><text:s text:c="2"/>"id": 2,</text:p>
      <text:p text:style-name="P29"><text:s text:c="2"/>"username": "test_user",</text:p>
      <text:p text:style-name="P29"><text:s text:c="2"/>"email": "test_user@zanvork.com",</text:p>
      <text:p text:style-name="P29"><text:s text:c="2"/>"roles": [</text:p>
      <text:p text:style-name="P29"><text:s text:c="4"/>"ROLE_USER"</text:p>
      <text:p text:style-name="P29"><text:s text:c="2"/>]</text:p>
      <text:p text:style-name="P29">}</text:p>
      <text:h text:style-name="P119" text:outline-level="3"/>
      <text:h text:style-name="P128" text:outline-level="3"><text:bookmark-start text:name="__RefHeading___Toc140_236450557"/>Change password [PUT /password]<text:bookmark-end text:name="__RefHeading___Toc140_236450557"/></text:h>
      <text:p text:style-name="P6"><text:bookmark-start text:name="__DdeLink__158_236450557"/>Change the user's <text:span text:style-name="T4">password</text:span></text:p>
      <text:p text:style-name="P12">Request</text:p>
      <text:list xml:id="list212910761150670" text:continue-list="list212911181529218" text:style-name="L2">
        <text:list-item>
          <text:p text:style-name="P36">Headers</text:p>
          <text:list>
            <text:list-item>
              <text:p text:style-name="P36">Authorization: <text:span text:style-name="T4">Bearer</text:span> <text:span text:style-name="T4">USER_ACCESS_TOKEN</text:span></text:p>
            </text:list-item>
            <text:list-item>
              <text:p text:style-name="P78">Content-Type: application/json</text:p>
            </text:list-item>
          </text:list>
        </text:list-item>
      </text:list>
      <text:list xml:id="list6150903066746512220" text:style-name="L6">
        <text:list-item>
          <text:p text:style-name="P53">Body</text:p>
        </text:list-item>
      </text:list>
      <text:p text:style-name="P19">{</text:p>
      <text:p text:style-name="P27"><text:s text:c="4"/><text:span text:style-name="T4">"oldPassword": "old_password",</text:span></text:p>
      <text:p text:style-name="P30"><text:s text:c="4"/>"newPassword" : "new_password"</text:p>
      <text:p text:style-name="P26">}</text:p>
      <text:h text:style-name="P100" text:outline-level="3"><text:bookmark-start text:name="__RefHeading___Toc161_236450557"/>Response 20<text:span text:style-name="T4">4</text:span><text:bookmark-end text:name="__RefHeading___Toc161_236450557"/><text:bookmark-end text:name="__DdeLink__158_236450557"/></text:h>
      <text:list xml:id="list8362629869689892601" text:style-name="L7">
        <text:list-item>
          <text:h text:style-name="P88" text:outline-level="3"><text:bookmark-start text:name="__RefHeading___Toc175_236450557"/>No Content<text:bookmark-end text:name="__RefHeading___Toc175_236450557"/></text:h>
        </text:list-item>
      </text:list>
      <text:h text:style-name="P128" text:outline-level="3"><text:bookmark-start text:name="__RefHeading___Toc142_236450557"/>Admin Delete user [DELETE /admin/{userid}]<text:bookmark-end text:name="__RefHeading___Toc142_236450557"/></text:h>
      <text:p text:style-name="Text_20_body"><text:bookmark-start text:name="__RefHeading___Toc163_236450557"/>NOT YET IMPLEMENTED<text:bookmark-end text:name="__RefHeading___Toc163_236450557"/></text:p>
      <text:h text:style-name="P122" text:outline-level="3"><text:bookmark-start text:name="__RefHeading___Toc144_236450557"/><text:bookmark-start text:name="__DdeLink__433_522066525"/><text:span text:style-name="T2">Admin Change password</text:span> [<text:span text:style-name="T2">PUT</text:span> /<text:span text:style-name="T2">admin/password</text:span>]<text:bookmark-end text:name="__RefHeading___Toc144_236450557"/><text:bookmark-end text:name="__DdeLink__433_522066525"/></text:h>
      <text:p text:style-name="P7">Change <text:span text:style-name="T5">a specified</text:span> user's <text:span text:style-name="T4">password</text:span></text:p>
      <text:p text:style-name="P13">Request</text:p>
      <text:list xml:id="list212910469462690" text:continue-list="list212910761150670" text:style-name="L2">
        <text:list-item>
          <text:p text:style-name="P37">Headers</text:p>
          <text:list>
            <text:list-item>
              <text:p text:style-name="P37">Authorization: <text:span text:style-name="T4">Bearer</text:span> <text:span text:style-name="T4">USER_ACCESS_TOKEN</text:span></text:p>
            </text:list-item>
            <text:list-item>
              <text:p text:style-name="P79">Content-Type: application/json</text:p>
            </text:list-item>
          </text:list>
        </text:list-item>
      </text:list>
      <text:list xml:id="list1334067947678502524" text:style-name="L8">
        <text:list-item>
          <text:p text:style-name="P54">Body</text:p>
        </text:list-item>
      </text:list>
      <text:p text:style-name="P20">{</text:p>
      <text:p text:style-name="P28"><text:s text:c="4"/><text:span text:style-name="T4">"userId": 1234,</text:span></text:p>
      <text:p text:style-name="P31"><text:s text:c="4"/>"newPassword" : "new_password"</text:p>
      <text:p text:style-name="P28">}</text:p>
      <text:h text:style-name="P101" text:outline-level="3"><text:bookmark-start text:name="__RefHeading___Toc165_236450557"/>Response 20<text:span text:style-name="T4">4</text:span><text:bookmark-end text:name="__RefHeading___Toc165_236450557"/></text:h>
      <text:list xml:id="list3255668445483569633" text:style-name="L9">
        <text:list-item>
          <text:h text:style-name="P89" text:outline-level="3"><text:bookmark-start text:name="__RefHeading___Toc177_236450557"/>No Content<text:bookmark-end text:name="__RefHeading___Toc177_236450557"/></text:h>
        </text:list-item>
      </text:list>
      <text:h text:style-name="P55" text:outline-level="3"/>
      <text:h text:style-name="P112" text:outline-level="2"/>
      <text:h text:style-name="P114" text:outline-level="2"><text:bookmark-start text:name="__RefHeading___Toc115_236450557"/>Characters [/characters]<text:bookmark-end text:name="__RefHeading___Toc115_236450557"/></text:h>
      <text:h text:style-name="P121" text:outline-level="3"><text:span text:style-name="T6">Create Character [POST]</text:span></text:h>
      <text:p text:style-name="P91">Change the user's <text:span text:style-name="T4">password</text:span></text:p>
      <text:p text:style-name="P102">Request</text:p>
      <text:list xml:id="list212910572216650" text:continue-list="list212910469462690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80">Content-Type: application/json</text:p>
            </text:list-item>
          </text:list>
        </text:list-item>
      </text:list>
      <text:list xml:id="list667229488341874388" text:style-name="L10">
        <text:list-item>
          <text:p text:style-name="P56">Body</text:p>
        </text:list-item>
      </text:list>
      <text:p text:style-name="P163">{</text:p>
      <text:p text:style-name="P134"><text:s text:c="4"/><text:span text:style-name="T4">"region": "eu",</text:span></text:p>
      <text:p text:style-name="P138"><text:s text:c="4"/>"<text:span text:style-name="T7">realm</text:span>" : "<text:span text:style-name="T7">quel'thalas</text:span>",</text:p>
      <text:p text:style-name="P138"><text:s text:c="4"/>"<text:span text:style-name="T7">name</text:span>" : "<text:span text:style-name="T7">emerkai</text:span> <text:s text:c="3"/></text:p>
      <text:p text:style-name="P134">}</text:p>
      <text:p text:style-name="P102">Response (application/json) 200</text:p>
      <text:list xml:id="list212909748167652" text:continue-list="list212911276839575" text:style-name="L5">
        <text:list-item>
          <text:p text:style-name="P52">Body</text:p>
        </text:list-item>
      </text:list>
      <text:p text:style-name="P157">{</text:p>
      <text:p text:style-name="P140"><text:s text:c="2"/>"id": <text:span text:style-name="T7">1</text:span>,</text:p>
      <text:p text:style-name="P140"><text:s text:c="2"/>"<text:span text:style-name="T7">name</text:span>": "<text:span text:style-name="T7">emerkai</text:span>",</text:p>
      <text:p text:style-name="P140"><text:s text:c="2"/>"<text:span text:style-name="T7">realm</text:span>": "<text:span text:style-name="T7">quel'thalas_eu</text:span>"</text:p>
      <text:p text:style-name="P140"><text:s text:c="2"/>"<text:span text:style-name="T7">className</text:span>": "<text:span text:style-name="T7">Priest</text:span>",</text:p>
      <text:p text:style-name="P140"><text:s text:c="2"/>"<text:span text:style-name="T7">mainSpec</text:span>": "<text:span text:style-name="T7">Holy</text:span>",</text:p>
      <text:p text:style-name="P140"><text:s text:c="2"/>"<text:span text:style-name="T7">offSpec</text:span>": "<text:span text:style-name="T7">Shadow</text:span>"</text:p>
      <text:p text:style-name="P140">}</text:p>
      <text:h text:style-name="P123" text:outline-level="3"><text:span text:style-name="T6">Get Character [GET /{region}/{realm}/{name}]</text:span><text:bookmark-start text:name="__DdeLink__444_522066525"/></text:h>
      <text:p text:style-name="P102">Request</text:p>
      <text:list xml:id="list212911598246813" text:continue-list="list212910572216650" text:style-name="L2">
        <text:list-item>
          <text:p text:style-name="P38">Headers</text:p>
          <text:list>
            <text:list-item>
              <text:p text:style-name="P38">Authorization: <text:span text:style-name="T4">Bearer</text:span> <text:span text:style-name="T4">USER_ACCESS_TOKEN</text:span></text:p>
            </text:list-item>
            <text:list-item>
              <text:p text:style-name="P80">Content-Type: application/json</text:p>
            </text:list-item>
          </text:list>
        </text:list-item>
      </text:list>
      <text:p text:style-name="P102">Response (application/json) 200</text:p>
      <text:list xml:id="list5368300232151297750" text:style-name="L12">
        <text:list-item>
          <text:p text:style-name="P57">Body</text:p>
        </text:list-item>
      </text:list>
      <text:p text:style-name="P157">{</text:p>
      <text:p text:style-name="P140"><text:s text:c="2"/>"id": <text:span text:style-name="T7">1</text:span>,</text:p>
      <text:p text:style-name="P140"><text:s text:c="2"/>"<text:span text:style-name="T7">name</text:span>": "<text:span text:style-name="T7">emerkai</text:span>",</text:p>
      <text:p text:style-name="P140"><text:s text:c="2"/>"<text:span text:style-name="T7">realm</text:span>": "<text:span text:style-name="T7">quel'thalas_eu</text:span>"</text:p>
      <text:p text:style-name="P140"><text:s text:c="2"/>"<text:span text:style-name="T7">className</text:span>": "<text:span text:style-name="T7">Priest</text:span>",</text:p>
      <text:p text:style-name="P140"><text:s text:c="2"/>"<text:span text:style-name="T7">mainSpec</text:span>": "<text:span text:style-name="T7">Holy</text:span>",</text:p>
      <text:p text:style-name="P140"><text:s text:c="2"/>"<text:span text:style-name="T7">offSpec</text:span>": "<text:span text:style-name="T7">Shadow</text:span>"</text:p>
      <text:p text:style-name="P140">}<text:bookmark-end text:name="__DdeLink__444_522066525"/></text:p>
      <text:h text:style-name="P124" text:outline-level="3"><text:span text:style-name="T6">Get Character [GET /{id}]</text:span></text:h>
      <text:p text:style-name="P103"><text:bookmark-start text:name="__DdeLink__447_522066525"/>Request</text:p>
      <text:list xml:id="list212911324824730" text:continue-list="list212911598246813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81">Content-Type: application/json</text:p>
            </text:list-item>
          </text:list>
        </text:list-item>
      </text:list>
      <text:p text:style-name="P103">Response (application/json) 200</text:p>
      <text:list xml:id="list970224541269871399" text:style-name="L13">
        <text:list-item>
          <text:p text:style-name="P58">Body</text:p>
        </text:list-item>
      </text:list>
      <text:p text:style-name="P158">{</text:p>
      <text:p text:style-name="P141"><text:s text:c="2"/>"id": <text:span text:style-name="T7">1</text:span>,</text:p>
      <text:p text:style-name="P141"><text:s text:c="2"/>"<text:span text:style-name="T7">name</text:span>": "<text:span text:style-name="T7">emerkai</text:span>",</text:p>
      <text:p text:style-name="P141"><text:s text:c="2"/>"<text:span text:style-name="T7">realm</text:span>": "<text:span text:style-name="T7">quel'thalas_eu</text:span>"</text:p>
      <text:p text:style-name="P141"><text:s text:c="2"/>"<text:span text:style-name="T7">className</text:span>": "<text:span text:style-name="T7">Priest</text:span>",</text:p>
      <text:p text:style-name="P141"><text:s text:c="2"/>"<text:span text:style-name="T7">mainSpec</text:span>": "<text:span text:style-name="T7">Holy</text:span>",</text:p>
      <text:p text:style-name="P141"><text:s text:c="2"/>"<text:span text:style-name="T7">offSpec</text:span>": "<text:span text:style-name="T7">Shadow</text:span>"</text:p>
      <text:p text:style-name="P93">}</text:p>
      <text:p text:style-name="P90"><text:bookmark-end text:name="__DdeLink__447_522066525"/></text:p>
      <text:h text:style-name="P123" text:outline-level="3"><text:bookmark-start text:name="__DdeLink__453_522066525"/><text:span text:style-name="T9">Update character [PUT /{id}]</text:span></text:h>
      <text:p text:style-name="P103">Request</text:p>
      <text:list xml:id="list212910434445814" text:continue-list="list212911324824730" text:style-name="L2">
        <text:list-item>
          <text:p text:style-name="P39">Headers</text:p>
          <text:list>
            <text:list-item>
              <text:p text:style-name="P39">Authorization: <text:span text:style-name="T4">Bearer</text:span> <text:span text:style-name="T4">USER_ACCESS_TOKEN</text:span></text:p>
            </text:list-item>
            <text:list-item>
              <text:p text:style-name="P81">Content-Type: application/json</text:p>
            </text:list-item>
          </text:list>
        </text:list-item>
      </text:list>
      <text:p text:style-name="P103">Response (application/json) 200</text:p>
      <text:list xml:id="list8025318660462398329" text:style-name="L14">
        <text:list-item>
          <text:p text:style-name="P59">Body</text:p>
        </text:list-item>
      </text:list>
      <text:p text:style-name="P158">{</text:p>
      <text:p text:style-name="P141"><text:s text:c="2"/>"id": <text:span text:style-name="T7">1</text:span>,</text:p>
      <text:p text:style-name="P141"><text:s text:c="2"/>"<text:span text:style-name="T7">name</text:span>": "<text:span text:style-name="T7">emerkai</text:span>",</text:p>
      <text:p text:style-name="P141"><text:s text:c="2"/>"<text:span text:style-name="T7">realm</text:span>": "<text:span text:style-name="T7">quel'thalas_eu</text:span>"</text:p>
      <text:p text:style-name="P141"><text:s text:c="2"/>"<text:span text:style-name="T7">className</text:span>": "<text:span text:style-name="T7">Priest</text:span>",</text:p>
      <text:p text:style-name="P141"><text:s text:c="2"/>"<text:span text:style-name="T7">mainSpec</text:span>": "<text:span text:style-name="T7">Holy</text:span>",</text:p>
      <text:p text:style-name="P141"><text:s text:c="2"/>"<text:span text:style-name="T7">offSpec</text:span>": "<text:span text:style-name="T7">Shadow</text:span>"</text:p>
      <text:p text:style-name="P93">}<text:bookmark-end text:name="__DdeLink__453_522066525"/></text:p>
      <text:p text:style-name="P97"/>
      <text:h text:style-name="P125" text:outline-level="3"><text:bookmark-start text:name="__DdeLink__455_522066525"/><text:span text:style-name="T10">Lock character [PUT /{id}/lock]</text:span></text:h>
      <text:p text:style-name="P104">Request</text:p>
      <text:list xml:id="list212909891084663" text:continue-list="list212910434445814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82">Content-Type: application/json</text:p>
            </text:list-item>
          </text:list>
        </text:list-item>
      </text:list>
      <text:p text:style-name="P104">Response (application/json) 200</text:p>
      <text:list xml:id="list6600995343287082549" text:style-name="L15">
        <text:list-item>
          <text:p text:style-name="P60">Body</text:p>
        </text:list-item>
      </text:list>
      <text:p text:style-name="P166">{</text:p>
      <text:p text:style-name="P142"><text:s text:c="2"/>"id": <text:span text:style-name="T7">1</text:span>,</text:p>
      <text:p text:style-name="P142"><text:s text:c="2"/>"<text:span text:style-name="T7">name</text:span>": "<text:span text:style-name="T7">emerkai</text:span>",</text:p>
      <text:p text:style-name="P142"><text:s text:c="2"/>"<text:span text:style-name="T7">realm</text:span>": "<text:span text:style-name="T7">quel'thalas_eu</text:span>"</text:p>
      <text:p text:style-name="P142"><text:s text:c="2"/>"<text:span text:style-name="T7">className</text:span>": "<text:span text:style-name="T7">Priest</text:span>",</text:p>
      <text:p text:style-name="P142"><text:s text:c="2"/>"<text:span text:style-name="T7">mainSpec</text:span>": "<text:span text:style-name="T7">Holy</text:span>",</text:p>
      <text:p text:style-name="P142"><text:s text:c="2"/>"<text:span text:style-name="T7">offSpec</text:span>": "<text:span text:style-name="T7">Shadow</text:span>"</text:p>
      <text:p text:style-name="P94">}</text:p>
      <text:h text:style-name="P125" text:outline-level="3"><text:span text:style-name="T10">Unlock Character [PUT /{id}/unlock]</text:span></text:h>
      <text:p text:style-name="P104">Request</text:p>
      <text:list xml:id="list212910005409000" text:continue-list="list212909891084663" text:style-name="L2">
        <text:list-item>
          <text:p text:style-name="P40">Headers</text:p>
          <text:list>
            <text:list-item>
              <text:p text:style-name="P40">Authorization: <text:span text:style-name="T4">Bearer</text:span> <text:span text:style-name="T4">USER_ACCESS_TOKEN</text:span></text:p>
            </text:list-item>
            <text:list-item>
              <text:p text:style-name="P82">Content-Type: application/json</text:p>
            </text:list-item>
          </text:list>
        </text:list-item>
      </text:list>
      <text:p text:style-name="P104">Response (application/json) 200</text:p>
      <text:list xml:id="list2227575175613341400" text:style-name="L16">
        <text:list-item>
          <text:p text:style-name="P61">Body</text:p>
        </text:list-item>
      </text:list>
      <text:p text:style-name="P166">{</text:p>
      <text:p text:style-name="P142"><text:s text:c="2"/>"id": <text:span text:style-name="T7">1</text:span>,</text:p>
      <text:p text:style-name="P142"><text:s text:c="2"/>"<text:span text:style-name="T7">name</text:span>": "<text:span text:style-name="T7">emerkai</text:span>",</text:p>
      <text:p text:style-name="P142"><text:s text:c="2"/>"<text:span text:style-name="T7">realm</text:span>": "<text:span text:style-name="T7">quel'thalas_eu</text:span>"</text:p>
      <text:p text:style-name="P142"><text:s text:c="2"/>"<text:span text:style-name="T7">className</text:span>": "<text:span text:style-name="T7">Priest</text:span>",</text:p>
      <text:p text:style-name="P142"><text:s text:c="2"/>"<text:span text:style-name="T7">mainSpec</text:span>": "<text:span text:style-name="T7">Holy</text:span>",</text:p>
      <text:p text:style-name="P142"><text:s text:c="2"/>"<text:span text:style-name="T7">offSpec</text:span>": "<text:span text:style-name="T7">Shadow</text:span>"</text:p>
      <text:p text:style-name="P94">}<text:bookmark-end text:name="__DdeLink__455_522066525"/></text:p>
      <text:h text:style-name="P126" text:outline-level="3"><text:span text:style-name="T10">Lock character ownership [PUT /{id}/ownership/lock]</text:span></text:h>
      <text:p text:style-name="P105">Request</text:p>
      <text:list xml:id="list212910067564692" text:continue-list="list212910005409000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83">Content-Type: application/json</text:p>
            </text:list-item>
          </text:list>
        </text:list-item>
      </text:list>
      <text:p text:style-name="P105">Response (application/json) 200</text:p>
      <text:list xml:id="list818899981243095765" text:style-name="L17">
        <text:list-item>
          <text:p text:style-name="P62">Body</text:p>
        </text:list-item>
      </text:list>
      <text:p text:style-name="P168">{</text:p>
      <text:p text:style-name="P143"><text:s text:c="2"/>"id": <text:span text:style-name="T7">1</text:span>,</text:p>
      <text:p text:style-name="P143"><text:s text:c="2"/>"<text:span text:style-name="T7">name</text:span>": "<text:span text:style-name="T7">emerkai</text:span>",</text:p>
      <text:p text:style-name="P143"><text:s text:c="2"/>"<text:span text:style-name="T7">realm</text:span>": "<text:span text:style-name="T7">quel'thalas_eu</text:span>"</text:p>
      <text:p text:style-name="P143"><text:s text:c="2"/>"<text:span text:style-name="T7">className</text:span>": "<text:span text:style-name="T7">Priest</text:span>",</text:p>
      <text:p text:style-name="P143"><text:s text:c="2"/>"<text:span text:style-name="T7">mainSpec</text:span>": "<text:span text:style-name="T7">Holy</text:span>",</text:p>
      <text:p text:style-name="P143"><text:s text:c="2"/>"<text:span text:style-name="T7">offSpec</text:span>": "<text:span text:style-name="T7">Shadow</text:span>"</text:p>
      <text:p text:style-name="P95">}</text:p>
      <text:h text:style-name="P126" text:outline-level="3"><text:span text:style-name="T10">Unlock Character Ownership [PUT /{id}/ownership/unlock]</text:span></text:h>
      <text:p text:style-name="P105">Request</text:p>
      <text:list xml:id="list212911003021508" text:continue-list="list212910067564692" text:style-name="L2">
        <text:list-item>
          <text:p text:style-name="P41">Headers</text:p>
          <text:list>
            <text:list-item>
              <text:p text:style-name="P41">Authorization: <text:span text:style-name="T4">Bearer</text:span> <text:span text:style-name="T4">USER_ACCESS_TOKEN</text:span></text:p>
            </text:list-item>
            <text:list-item>
              <text:p text:style-name="P83">Content-Type: application/json</text:p>
            </text:list-item>
          </text:list>
        </text:list-item>
      </text:list>
      <text:p text:style-name="P105">Response (application/json) 200</text:p>
      <text:list xml:id="list3450491545896149928" text:style-name="L18">
        <text:list-item>
          <text:p text:style-name="P63">Body</text:p>
        </text:list-item>
      </text:list>
      <text:p text:style-name="P168">{</text:p>
      <text:p text:style-name="P143"><text:s text:c="2"/>"id": <text:span text:style-name="T7">1</text:span>,</text:p>
      <text:p text:style-name="P143"><text:s text:c="2"/>"<text:span text:style-name="T7">name</text:span>": "<text:span text:style-name="T7">emerkai</text:span>",</text:p>
      <text:p text:style-name="P143"><text:s text:c="2"/>"<text:span text:style-name="T7">realm</text:span>": "<text:span text:style-name="T7">quel'thalas_eu</text:span>"</text:p>
      <text:p text:style-name="P143"><text:s text:c="2"/>"<text:span text:style-name="T7">className</text:span>": "<text:span text:style-name="T7">Priest</text:span>",</text:p>
      <text:p text:style-name="P143"><text:s text:c="2"/>"<text:span text:style-name="T7">mainSpec</text:span>": "<text:span text:style-name="T7">Holy</text:span>",</text:p>
      <text:p text:style-name="P143"><text:s text:c="2"/>"<text:span text:style-name="T7">offSpec</text:span>": "<text:span text:style-name="T7">Shadow</text:span>"</text:p>
      <text:h text:style-name="P96" text:outline-level="3"><text:tab/>}</text:h>
      <text:h text:style-name="P129" text:outline-level="3"><text:span text:style-name="T12">Change ownership [PUT /{id}/ownership/change]</text:span></text:h>
      <text:p text:style-name="P106">Request</text:p>
      <text:list xml:id="list212909776341152" text:continue-list="list212911003021508" text:style-name="L2">
        <text:list-item>
          <text:p text:style-name="P42">Headers</text:p>
          <text:list>
            <text:list-item>
              <text:p text:style-name="P42">Authorization: <text:span text:style-name="T4">Bearer</text:span> <text:span text:style-name="T4">USER_ACCESS_TOKEN</text:span></text:p>
            </text:list-item>
            <text:list-item>
              <text:p text:style-name="P84">Content-Type: application/json</text:p>
            </text:list-item>
          </text:list>
        </text:list-item>
      </text:list>
      <text:list xml:id="list76580777889343538" text:style-name="L19">
        <text:list-item>
          <text:p text:style-name="P64">Body</text:p>
        </text:list-item>
      </text:list>
      <text:p text:style-name="P170">{</text:p>
      <text:p text:style-name="P135"><text:s text:c="4"/><text:span text:style-name="T4">"userId": 2 <text:s text:c="3"/></text:span></text:p>
      <text:p text:style-name="P135">}</text:p>
      <text:p text:style-name="P106">Response (application/json) 200</text:p>
      <text:list xml:id="list8554324505958595358" text:style-name="L20">
        <text:list-item>
          <text:p text:style-name="P65">Body</text:p>
        </text:list-item>
      </text:list>
      <text:p text:style-name="P171">{</text:p>
      <text:p text:style-name="P148"><text:s text:c="2"/>"<text:span text:style-name="T11">userId</text:span>": <text:span text:style-name="T7">1</text:span>,</text:p>
      <text:p text:style-name="P148"><text:s text:c="2"/>"<text:span text:style-name="T7">name</text:span>": "<text:span text:style-name="T7">emerkai</text:span>",</text:p>
      <text:p text:style-name="P148"><text:s text:c="2"/>"<text:span text:style-name="T7">realm</text:span>": "<text:span text:style-name="T7">quel'thalas_eu</text:span>"</text:p>
      <text:p text:style-name="P148"><text:s text:c="2"/>"<text:span text:style-name="T7">className</text:span>": "<text:span text:style-name="T7">Priest</text:span>",</text:p>
      <text:p text:style-name="P148"><text:s text:c="2"/>"<text:span text:style-name="T7">mainSpec</text:span>": "<text:span text:style-name="T7">Holy</text:span>",</text:p>
      <text:p text:style-name="P148"><text:s text:c="2"/>"<text:span text:style-name="T7">offSpec</text:span>": "<text:span text:style-name="T7">Shadow</text:span>"</text:p>
      <text:h text:style-name="P144" text:outline-level="3">}</text:h>
      <text:h text:style-name="P130" text:outline-level="3"><text:bookmark-start text:name="__DdeLink__461_522066525"/><text:span text:style-name="T13">Take ownership [PUT /{id}/ownership/take]</text:span></text:h>
      <text:p text:style-name="P107">Request</text:p>
      <text:list xml:id="list212910526456034" text:continue-list="list212909776341152" text:style-name="L2">
        <text:list-item>
          <text:p text:style-name="P43">Headers</text:p>
          <text:list>
            <text:list-item>
              <text:p text:style-name="P43">Authorization: <text:span text:style-name="T4">Bearer</text:span> <text:span text:style-name="T4">USER_ACCESS_TOKEN</text:span></text:p>
            </text:list-item>
            <text:list-item>
              <text:p text:style-name="P85">Content-Type: application/json</text:p>
            </text:list-item>
          </text:list>
        </text:list-item>
      </text:list>
      <text:p text:style-name="P107">Response (application/json) 200</text:p>
      <text:list xml:id="list4521009849205595206" text:style-name="L22">
        <text:list-item>
          <text:p text:style-name="P66">Body</text:p>
        </text:list-item>
      </text:list>
      <text:p text:style-name="P172">{</text:p>
      <text:p text:style-name="P149"><text:s text:c="2"/>"<text:span text:style-name="T11">userId</text:span>": <text:span text:style-name="T7">1</text:span>,</text:p>
      <text:p text:style-name="P149"><text:s text:c="2"/>"<text:span text:style-name="T7">name</text:span>": "<text:span text:style-name="T7">emerkai</text:span>",</text:p>
      <text:p text:style-name="P149"><text:s text:c="2"/>"<text:span text:style-name="T7">realm</text:span>": "<text:span text:style-name="T7">quel'thalas_eu</text:span>"</text:p>
      <text:p text:style-name="P149"><text:s text:c="2"/>"<text:span text:style-name="T7">className</text:span>": "<text:span text:style-name="T7">Priest</text:span>",</text:p>
      <text:p text:style-name="P149"><text:s text:c="2"/>"<text:span text:style-name="T7">mainSpec</text:span>": "<text:span text:style-name="T7">Holy</text:span>",</text:p>
      <text:p text:style-name="P149"><text:s text:c="2"/>"<text:span text:style-name="T7">offSpec</text:span>": "<text:span text:style-name="T7">Shadow</text:span>"</text:p>
      <text:h text:style-name="P145" text:outline-level="3"><text:span text:style-name="T8">}</text:span></text:h>
      <text:h text:style-name="P112" text:outline-level="2"><text:bookmark-end text:name="__DdeLink__461_522066525"/></text:h>
      <text:h text:style-name="P131" text:outline-level="3"><text:bookmark-start text:name="__DdeLink__468_522066525"/><text:span text:style-name="T14">Request ownership [POST /{id}/ownership/request] </text:span></text:h>
      <text:p text:style-name="P108">Request</text:p>
      <text:list xml:id="list212909977773763" text:continue-list="list212910526456034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</text:list>
        </text:list-item>
      </text:list>
      <text:p text:style-name="P108">Response (application/json) 200</text:p>
      <text:list xml:id="list8294564468871697594" text:style-name="L27">
        <text:list-item>
          <text:p text:style-name="P71">Body</text:p>
        </text:list-item>
      </text:list>
      <text:p text:style-name="P161">{</text:p>
      <text:p text:style-name="P153"><text:s text:c="2"/>"requestId": 3,</text:p>
      <text:p text:style-name="P153"><text:s text:c="2"/>"requesterId": 10,</text:p>
      <text:p text:style-name="P153"><text:s text:c="2"/>"subjectId": 1,</text:p>
      <text:p text:style-name="P153"><text:s text:c="2"/>"ownerId": 2,</text:p>
      <text:p text:style-name="P153"><text:s text:c="2"/>"subjectType": "WarcraftCharacter"</text:p>
      <text:p text:style-name="P153">}<text:bookmark-end text:name="__DdeLink__468_522066525"/></text:p>
      <text:h text:style-name="P113" text:outline-level="2"/>
      <text:h text:style-name="P131" text:outline-level="3"><text:span text:style-name="T14">Reject ownership request [DELETE /{id}/ownership/request] </text:span></text:h>
      <text:p text:style-name="P92">Change the user's <text:span text:style-name="T4">password</text:span></text:p>
      <text:p text:style-name="P108">Request</text:p>
      <text:list xml:id="list212909808601453" text:continue-list="list212909977773763" text:style-name="L2">
        <text:list-item>
          <text:p text:style-name="P44">Headers</text:p>
          <text:list>
            <text:list-item>
              <text:p text:style-name="P44">Authorization: <text:span text:style-name="T4">Bearer</text:span> <text:span text:style-name="T4">USER_ACCESS_TOKEN</text:span></text:p>
            </text:list-item>
            <text:list-item>
              <text:p text:style-name="P86">Content-Type: application/json</text:p>
            </text:list-item>
          </text:list>
        </text:list-item>
      </text:list>
      <text:list xml:id="list698561394394995204" text:style-name="L23">
        <text:list-item>
          <text:p text:style-name="P67">Body</text:p>
        </text:list-item>
      </text:list>
      <text:p text:style-name="P173">{</text:p>
      <text:p text:style-name="P136"><text:s text:c="4"/><text:span text:style-name="T4">"requestId": 3 <text:s text:c="3"/></text:span></text:p>
      <text:p text:style-name="P136">}</text:p>
      <text:p text:style-name="P108">Response <text:s/>20<text:span text:style-name="T14">4</text:span></text:p>
      <text:list xml:id="list4764155921831919934" text:style-name="L24">
        <text:list-item>
          <text:p text:style-name="P68">Body</text:p>
          <text:list>
            <text:list-item>
              <text:p text:style-name="P98">No content</text:p>
            </text:list-item>
          </text:list>
        </text:list-item>
      </text:list>
      <text:p text:style-name="P147"/>
      <text:h text:style-name="P132" text:outline-level="3"><text:span text:style-name="T15">Approve ownership request [PUT /{id}/ownership/request]</text:span></text:h>
      <text:p text:style-name="P109">Request</text:p>
      <text:list xml:id="list212910380455401" text:continue-list="list212909808601453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87">Content-Type: application/json</text:p>
            </text:list-item>
          </text:list>
        </text:list-item>
      </text:list>
      <text:list xml:id="list1562289202440487343" text:style-name="L28">
        <text:list-item>
          <text:p text:style-name="P72">Body</text:p>
        </text:list-item>
      </text:list>
      <text:p text:style-name="P156">{</text:p>
      <text:p text:style-name="P137"><text:s text:c="4"/><text:span text:style-name="T4">"requestId": 2 <text:s text:c="3"/></text:span></text:p>
      <text:p text:style-name="P137">}</text:p>
      <text:p text:style-name="P109">Response (application/json) 200</text:p>
      <text:list xml:id="list6784570810516361951" text:style-name="L29">
        <text:list-item>
          <text:p text:style-name="P73">Body</text:p>
        </text:list-item>
      </text:list>
      <text:p text:style-name="P159">{</text:p>
      <text:p text:style-name="P151"><text:s text:c="2"/>"<text:span text:style-name="T11">userId</text:span>": <text:span text:style-name="T7">1</text:span>,</text:p>
      <text:p text:style-name="P151"><text:s text:c="2"/>"<text:span text:style-name="T7">name</text:span>": "<text:span text:style-name="T7">emerkai</text:span>",</text:p>
      <text:p text:style-name="P151"><text:s text:c="2"/>"<text:span text:style-name="T7">realm</text:span>": "<text:span text:style-name="T7">quel'thalas_eu</text:span>"</text:p>
      <text:p text:style-name="P151"><text:s text:c="2"/>"<text:span text:style-name="T7">className</text:span>": "<text:span text:style-name="T7">Priest</text:span>",</text:p>
      <text:p text:style-name="P151"><text:s text:c="2"/>"<text:span text:style-name="T7">mainSpec</text:span>": "<text:span text:style-name="T7">Holy</text:span>",</text:p>
      <text:p text:style-name="P151"><text:s text:c="2"/>"<text:span text:style-name="T7">offSpec</text:span>": "<text:span text:style-name="T7">Shadow</text:span>"</text:p>
      <text:h text:style-name="P146" text:outline-level="3">}</text:h>
      <text:h text:style-name="P133" text:outline-level="3"><text:span text:style-name="T16">Create verification request [POST /{id}/ownership/verify] </text:span></text:h>
      <text:p text:style-name="P110">Request</text:p>
      <text:list xml:id="list212910804739690" text:continue-list="list212910380455401" text:style-name="L2">
        <text:list-item>
          <text:p text:style-name="P46">Headers</text:p>
          <text:list>
            <text:list-item>
              <text:p text:style-name="P46">Authorization: <text:span text:style-name="T4">Bearer</text:span> <text:span text:style-name="T4">USER_ACCESS_TOKEN</text:span></text:p>
            </text:list-item>
          </text:list>
        </text:list-item>
      </text:list>
      <text:p text:style-name="P110">Response (application/json) 200</text:p>
      <text:list xml:id="list7935433938952745325" text:style-name="L32">
        <text:list-item>
          <text:p text:style-name="P76">Body</text:p>
        </text:list-item>
      </text:list>
      <text:p text:style-name="P162">{</text:p>
      <text:p text:style-name="P155"><text:s text:c="2"/>"requestId": 4,</text:p>
      <text:p text:style-name="P155"><text:s text:c="2"/>"requesterId": 3,</text:p>
      <text:p text:style-name="P155"><text:s text:c="2"/>"subjectId": 1,</text:p>
      <text:p text:style-name="P155"><text:s text:c="2"/>"itemSlot": "MAINHAND"</text:p>
      <text:p text:style-name="P155">}</text:p>
      <text:h text:style-name="P132" text:outline-level="3"><text:span text:style-name="T15">Check verification request request [PUT /{id}/ownership/verify]</text:span></text:h>
      <text:p text:style-name="P109">Request</text:p>
      <text:list xml:id="list212909818955795" text:continue-list="list212910804739690" text:style-name="L2">
        <text:list-item>
          <text:p text:style-name="P45">Headers</text:p>
          <text:list>
            <text:list-item>
              <text:p text:style-name="P45">Authorization: <text:span text:style-name="T4">Bearer</text:span> <text:span text:style-name="T4">USER_ACCESS_TOKEN</text:span></text:p>
            </text:list-item>
            <text:list-item>
              <text:p text:style-name="P87">Content-Type: application/json</text:p>
            </text:list-item>
          </text:list>
        </text:list-item>
      </text:list>
      <text:list xml:id="list5673912867223677902" text:style-name="L30">
        <text:list-item>
          <text:p text:style-name="P74">Body</text:p>
        </text:list-item>
      </text:list>
      <text:p text:style-name="P156">{</text:p>
      <text:p text:style-name="P137"><text:s text:c="4"/><text:span text:style-name="T4">"requestId": 2 <text:s text:c="3"/></text:span></text:p>
      <text:p text:style-name="P137">}</text:p>
      <text:p text:style-name="P109">Response (application/json) 200</text:p>
      <text:list xml:id="list596716515069713571" text:style-name="L31">
        <text:list-item>
          <text:p text:style-name="P75">Body</text:p>
        </text:list-item>
      </text:list>
      <text:p text:style-name="P159">{</text:p>
      <text:p text:style-name="P151"><text:s text:c="2"/>"<text:span text:style-name="T11">userId</text:span>": <text:span text:style-name="T7">1</text:span>,</text:p>
      <text:p text:style-name="P151"><text:s text:c="2"/>"<text:span text:style-name="T7">name</text:span>": "<text:span text:style-name="T7">emerkai</text:span>",</text:p>
      <text:p text:style-name="P151"><text:s text:c="2"/>"<text:span text:style-name="T7">realm</text:span>": "<text:span text:style-name="T7">quel'thalas_eu</text:span>"</text:p>
      <text:p text:style-name="P151"><text:s text:c="2"/>"<text:span text:style-name="T7">className</text:span>": "<text:span text:style-name="T7">Priest</text:span>",</text:p>
      <text:p text:style-name="P151"><text:s text:c="2"/>"<text:span text:style-name="T7">mainSpec</text:span>": "<text:span text:style-name="T7">Holy</text:span>",</text:p>
      <text:p text:style-name="P151"><text:s text:c="2"/>"<text:span text:style-name="T7">offSpec</text:span>": "<text:span text:style-name="T7">Shadow</text:span>"</text:p>
      <text:h text:style-name="P146" text:outline-level="3">}</text:h>
      <text:h text:style-name="P114" text:outline-level="2"><text:bookmark-start text:name="__RefHeading___Toc117_236450557"/>Guilds [/guilds]<text:bookmark-end text:name="__RefHeading___Toc117_236450557"/></text:h>
      <text:p text:style-name="P1"/>
      <text:h text:style-name="P112" text:outline-level="2"/>
      <text:h text:style-name="P114" text:outline-level="2"><text:bookmark-start text:name="__RefHeading___Toc119_236450557"/>Teams [/teams]<text:bookmark-end text:name="__RefHeading___Toc119_236450557"/>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23:21:42.823512336</meta:creation-date>
    <dc:date>2015-11-03T21:29:09.520793316</dc:date>
    <meta:editing-duration>P2DT3H49M54S</meta:editing-duration>
    <meta:editing-cycles>30</meta:editing-cycles>
    <meta:generator>LibreOffice/5.0.2.2$Linux_X86_64 LibreOffice_project/00m0$Build-2</meta:generator>
    <meta:document-statistic meta:table-count="0" meta:image-count="0" meta:object-count="0" meta:page-count="25" meta:paragraph-count="377" meta:word-count="912" meta:character-count="7165" meta:non-whitespace-character-count="6349"/>
  </office:meta>
</office:document-meta>
</file>